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a5e5"/>
    </style:style>
    <style:style style:name="P2" style:family="paragraph" style:parent-style-name="Standard">
      <style:paragraph-properties fo:text-align="center" style:justify-single-word="false"/>
      <style:text-properties officeooo:rsid="0009c30c" officeooo:paragraph-rsid="0002a5e5"/>
    </style:style>
    <style:style style:name="P3" style:family="paragraph" style:parent-style-name="Standard">
      <style:paragraph-properties fo:text-align="center" style:justify-single-word="false"/>
      <style:text-properties officeooo:rsid="0009c30c" officeooo:paragraph-rsid="0002f197"/>
    </style:style>
    <style:style style:name="P4" style:family="paragraph" style:parent-style-name="Standard">
      <style:paragraph-properties fo:text-align="end" style:justify-single-word="false"/>
      <style:text-properties officeooo:rsid="0009c30c" officeooo:paragraph-rsid="0002a5e5"/>
    </style:style>
    <style:style style:name="P5" style:family="paragraph" style:parent-style-name="Standard">
      <style:text-properties officeooo:rsid="0009c30c" officeooo:paragraph-rsid="0002a5e5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9c30c" officeooo:paragraph-rsid="0002a5e5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09c30c" officeooo:paragraph-rsid="0002a5e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02a5e5"/>
    </style:style>
    <style:style style:name="P9" style:family="paragraph" style:parent-style-name="Standard">
      <style:paragraph-properties fo:text-align="center" style:justify-single-word="false"/>
      <style:text-properties officeooo:paragraph-rsid="0002f197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9c30c" officeooo:paragraph-rsid="0002a5e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32f3da" officeooo:paragraph-rsid="0002f197"/>
    </style:style>
    <style:style style:name="P12" style:family="paragraph" style:parent-style-name="Standard">
      <style:text-properties officeooo:paragraph-rsid="0002f197"/>
    </style:style>
    <style:style style:name="P13" style:family="paragraph" style:parent-style-name="Standard">
      <style:text-properties fo:color="#000000" loext:opacity="100%" style:font-name="Inconsolata" fo:font-size="12pt" fo:font-weight="normal" officeooo:paragraph-rsid="0002a5e5" fo:background-color="#ffffff" style:font-size-asian="12pt" style:font-size-complex="12pt"/>
    </style:style>
    <style:style style:name="P14" style:family="paragraph" style:parent-style-name="Standard">
      <style:paragraph-properties style:line-height-at-least="0.198in"/>
      <style:text-properties fo:color="#000000" loext:opacity="100%" style:font-name="Inconsolata" fo:font-size="12pt" fo:font-weight="normal" fo:background-color="#ffffff" style:font-size-asian="12pt" style:font-size-complex="12pt"/>
    </style:style>
    <style:style style:name="P15" style:family="paragraph" style:parent-style-name="Standard">
      <style:paragraph-properties style:line-height-at-least="0.198in"/>
      <style:text-properties fo:color="#000000" loext:opacity="100%" style:font-name="Inconsolata" fo:font-size="12pt" fo:background-color="#ffffff" style:font-size-asian="12pt" style:font-size-complex="12pt"/>
    </style:style>
    <style:style style:name="P16" style:family="paragraph" style:parent-style-name="Standard">
      <style:text-properties fo:color="#000000" loext:opacity="100%" style:font-name="Inconsolata" fo:font-size="12pt" officeooo:paragraph-rsid="0002a5e5" fo:background-color="#fffff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bf1d" style:font-weight-asian="bold" style:font-weight-complex="bold"/>
    </style:style>
    <style:style style:name="T3" style:family="text">
      <style:text-properties fo:font-weight="bold" officeooo:rsid="0002a5e5" style:font-weight-asian="bold" style:font-weight-complex="bold"/>
    </style:style>
    <style:style style:name="T4" style:family="text">
      <style:text-properties fo:font-weight="bold" officeooo:rsid="0009c30c" style:font-weight-asian="bold" style:font-weight-complex="bold"/>
    </style:style>
    <style:style style:name="T5" style:family="text">
      <style:text-properties fo:font-weight="bold" officeooo:rsid="0032f3da" style:font-weight-asian="bold" style:font-weight-complex="bold"/>
    </style:style>
    <style:style style:name="T6" style:family="text">
      <style:text-properties fo:font-weight="bold" officeooo:rsid="0002f19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c30c" style:font-weight-asian="normal" style:font-weight-complex="normal"/>
    </style:style>
    <style:style style:name="T9" style:family="text">
      <style:text-properties fo:font-weight="normal" officeooo:rsid="0002a5e5" style:font-weight-asian="normal" style:font-weight-complex="normal"/>
    </style:style>
    <style:style style:name="T10" style:family="text">
      <style:text-properties fo:font-weight="normal" officeooo:rsid="0002f197" style:font-weight-asian="normal" style:font-weight-complex="normal"/>
    </style:style>
    <style:style style:name="T11" style:family="text">
      <style:text-properties officeooo:rsid="0002a5e5"/>
    </style:style>
    <style:style style:name="T12" style:family="text">
      <style:text-properties officeooo:rsid="0032f3da"/>
    </style:style>
    <style:style style:name="T13" style:family="text">
      <style:text-properties officeooo:rsid="0023fadb"/>
    </style:style>
    <style:style style:name="T14" style:family="text">
      <style:text-properties officeooo:rsid="0002f197"/>
    </style:style>
    <style:style style:name="T15" style:family="text">
      <style:text-properties fo:color="#c586c0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ce9178" loext:opacity="100%"/>
    </style:style>
    <style:style style:name="T18" style:family="text">
      <style:text-properties fo:color="#9cdcf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“Брестский Государственный технический университет”</text:p>
      <text:p text:style-name="P2">Кафедра ИИ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6">Лабораторная работа №<text:span text:style-name="T11">3</text:span></text:p>
      <text:p text:style-name="P2">По дисциплине “<text:span text:style-name="T13">Операционные системы</text:span>”</text:p>
      <text:p text:style-name="P3">Тема: “<text:span text:style-name="T14">Bash: потоки данных. Программирование</text:span>”</text:p>
      <text:p text:style-name="P4"/>
      <text:p text:style-name="P4"/>
      <text:p text:style-name="P4"/>
      <text:p text:style-name="P4"/>
      <text:p text:style-name="P4"/>
      <text:p text:style-name="P7">Выполнил:</text:p>
      <text:p text:style-name="P4">Студент 2 курса</text:p>
      <text:p text:style-name="P4">Группы ИИ-21</text:p>
      <text:p text:style-name="P4">Кирилович А. А.</text:p>
      <text:p text:style-name="P7">Проверил:</text:p>
      <text:p text:style-name="P4">Козинский А. А.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8"><text:span text:style-name="T8">Брест 2022</text:span></text:p>
      <text:p text:style-name="P11"><text:soft-page-break/><text:span text:style-name="T1">Цель: </text:span><text:span text:style-name="T10">изучить основы bash скрипта, а также потоки ввода и вывода данных</text:span>.</text:p>
      <text:p text:style-name="P11"/>
      <text:p text:style-name="P9"><text:span text:style-name="T5">Ход работы:</text:span></text:p>
      <text:p text:style-name="P12"><text:span text:style-name="T7">1. Вывести любое сообщение с помощью команды echo перенаправив вывод:</text:span></text:p>
      <text:p text:style-name="P1"><text:span text:style-name="T7">- в несуществующий файл с помощью символа &gt;;</text:span></text:p>
      <text:p text:style-name="P1"><text:span text:style-name="T7">- в несуществующий файл с помощью символа &gt;&gt;;</text:span></text:p>
      <text:p text:style-name="P1"><text:span text:style-name="T7">- в существующий файл с помощью символа &gt;;</text:span></text:p>
      <text:p text:style-name="P1"><text:span text:style-name="T7">- в существующий файл с помощью символа &gt;&gt;;</text:span></text:p>
      <text:p text:style-name="P1"><text:span text:style-name="T7">Объяснить результаты.</text:span></text:p>
      <text:p text:style-name="P1"><text:span text:style-name="T7">2. Переадресовать стандартный ввод для команды cat на файл.</text:span></text:p>
      <text:p text:style-name="P1"><text:span text:style-name="T7">3. Вывести сообщение с помощью команды echo в канал ошибок. Создать</text:span></text:p>
      <text:p text:style-name="P1"><text:span text:style-name="T7">файл myscript:</text:span></text:p>
      <text:p text:style-name="P1"><text:span text:style-name="T7">#!/bin/sh</text:span></text:p>
      <text:p text:style-name="P1"><text:span text:style-name="T7">echo stdout</text:span></text:p>
      <text:p text:style-name="P1"><text:span text:style-name="T7">echo stderr&gt;&amp;2</text:span></text:p>
      <text:p text:style-name="P1"><text:span text:style-name="T7">exit 0</text:span></text:p>
      <text:p text:style-name="P1"><text:span text:style-name="T7">Запустить его:</text:span></text:p>
      <text:p text:style-name="P1"><text:span text:style-name="T7">- без перенаправления (sh myscript);</text:span></text:p>
      <text:p text:style-name="P1"><text:span text:style-name="T7">- перенаправив стандартный вывод в файл, просмотреть содержимое файла</text:span></text:p>
      <text:p text:style-name="P1"><text:span text:style-name="T7">(sh myscript &gt; file1);</text:span></text:p>
      <text:p text:style-name="P1"><text:span text:style-name="T7">- перенаправить стандартный канал ошибок в существующий и</text:span></text:p>
      <text:p text:style-name="P1"><text:span text:style-name="T7">несуществующий файлы с помощью символов &gt; и &gt;&gt; ;</text:span></text:p>
      <text:p text:style-name="P1"><text:span text:style-name="T7">- перенаправив стандартный вывод в файл 1, стандартный канал ошибок - в</text:span></text:p>
      <text:p text:style-name="P1"><text:span text:style-name="T7">файл 2;</text:span></text:p>
      <text:p text:style-name="P1"><text:span text:style-name="T7">- перенаправив стандартный вывод и стандартный канал ошибок в файл 3;</text:span></text:p>
      <text:p text:style-name="P1"><text:span text:style-name="T7">- перенаправив стандартный вывод в файл 4 с помощью символа &gt;, а</text:span></text:p>
      <text:p text:style-name="P1"><text:span text:style-name="T7">стандартный канал ошибок в файл 4 с помощью символа &gt;&gt;;</text:span></text:p>
      <text:p text:style-name="P1"><text:span text:style-name="T7">Объяснить результаты.</text:span></text:p>
      <text:p text:style-name="P1"><text:span text:style-name="T7">4. Вывести третью и шестую строку из последних пятнадцати строк</text:span></text:p>
      <text:p text:style-name="P1"><text:span text:style-name="T7">отсортированного в обратном порядке файла /etc/group.</text:span></text:p>
      <text:p text:style-name="P1"><text:span text:style-name="T7">5. Подсчитать при помощи конвейера команд количество блочных и</text:span></text:p>
      <text:p text:style-name="P1"><text:span text:style-name="T7">количество символьных устройств ввода-вывода, доступных в системе.</text:span></text:p>
      <text:p text:style-name="P1"><text:span text:style-name="T7">6. Написать скрипт, выводящий на консоль все аргументы командной строки,</text:span></text:p>
      <text:p text:style-name="P1"><text:span text:style-name="T7">переданные данному скрипту. Привести различные варианты запуска данного</text:span></text:p>
      <text:p text:style-name="P1"><text:span text:style-name="T7">скрипта, в том числе без непосредственного вызова интерпретатора в командной</text:span></text:p>
      <text:p text:style-name="P1"><text:span text:style-name="T7">строке.</text:span></text:p>
      <text:p text:style-name="P1"><text:span text:style-name="T7">7. Написать скрипт согласно индивидуальному заданию. Номер варианта</text:span></text:p>
      <text:p text:style-name="P1"><text:span text:style-name="T7">согласовать с преподавателем.</text:span></text:p>
      <text:p text:style-name="P1"><text:span text:style-name="T9"/></text:p>
      <text:p text:style-name="P1"><text:span text:style-name="T9">Вариант 5</text:span></text:p>
      <text:p text:style-name="P1"><text:span text:style-name="T7">Реализовать меню из трех пунктов (в цикле):</text:span></text:p>
      <text:p text:style-name="P1"><text:span text:style-name="T7">1) поиск файла в каталоге. &lt;Имя файла&gt; и &lt;Имя каталога&gt; вводятся</text:span></text:p>
      <text:p text:style-name="P1"><text:span text:style-name="T7">пользователем с клавиатуры;</text:span></text:p>
      <text:p text:style-name="P1"><text:span text:style-name="T7">2) завершить все процессы bash активного пользователя.</text:span></text:p>
      <text:p text:style-name="P1"><text:span text:style-name="T7">3) завершение.</text:span></text:p>
      <text:p text:style-name="P1"><text:span text:style-name="Source_20_Text"><text:span text:style-name="T7"/></text:span></text:p>
      <text:p text:style-name="P1"><text:span text:style-name="T9">Задание 1</text:span></text:p>
      <text:p text:style-name="P1"><text:span text:style-name="Source_20_Text"><text:span text:style-name="T1">echo "hi to file1" &gt; file1</text:span></text:span></text:p>
      <text:p text:style-name="Standard"><text:span text:style-name="Source_20_Text"><text:span text:style-name="T1">cat file1</text:span></text:span></text:p>
      <text:p text:style-name="Standard"><text:soft-page-break/><text:span text:style-name="Source_20_Text">hi to file1</text:span></text:p>
      <text:p text:style-name="Standard"><text:span text:style-name="Source_20_Text"><text:span text:style-name="T1">echo "hi to file2" &gt;&gt; file2</text:span></text:span></text:p>
      <text:p text:style-name="Standard"><text:span text:style-name="Source_20_Text"><text:span text:style-name="T1">cat file2</text:span></text:span></text:p>
      <text:p text:style-name="Standard"><text:span text:style-name="Source_20_Text">hi to file2</text:span></text:p>
      <text:p text:style-name="Standard"><text:span text:style-name="Source_20_Text"><text:span text:style-name="T1">echo "bye to file1" &gt; file1</text:span></text:span></text:p>
      <text:p text:style-name="Standard"><text:span text:style-name="Source_20_Text"><text:span text:style-name="T1">cat file1</text:span></text:span></text:p>
      <text:p text:style-name="Standard"><text:span text:style-name="Source_20_Text">bye to file1</text:span></text:p>
      <text:p text:style-name="Standard"><text:span text:style-name="Source_20_Text"><text:span text:style-name="T1">echo "bye to file2" &gt;&gt; file2</text:span></text:span></text:p>
      <text:p text:style-name="Standard"><text:span text:style-name="Source_20_Text"><text:span text:style-name="T1">cat file2</text:span></text:span></text:p>
      <text:p text:style-name="Standard"><text:span text:style-name="Source_20_Text">hi to file2</text:span></text:p>
      <text:p text:style-name="Standard"><text:span text:style-name="Source_20_Text">bye to file2</text:span></text:p>
      <text:p text:style-name="Standard"><text:span text:style-name="Source_20_Text"/></text:p>
      <text:p text:style-name="P1"><text:span text:style-name="T11">Задание 2</text:span></text:p>
      <text:p text:style-name="Standard"><text:span text:style-name="Source_20_Text"><text:span text:style-name="T1">cat file2 &gt; file1</text:span></text:span></text:p>
      <text:p text:style-name="Standard"><text:span text:style-name="Source_20_Text"><text:span text:style-name="T1">cat file1</text:span></text:span></text:p>
      <text:p text:style-name="Standard"><text:span text:style-name="Source_20_Text">hi to file2</text:span></text:p>
      <text:p text:style-name="Standard"><text:span text:style-name="Source_20_Text">bye to file2</text:span></text:p>
      <text:p text:style-name="Standard"><text:span text:style-name="Source_20_Text"/></text:p>
      <text:p text:style-name="P1"><text:span text:style-name="T11">Задание 3</text:span></text:p>
      <text:p text:style-name="Standard"><text:span text:style-name="Source_20_Text"><text:span text:style-name="T1">echo stderr&gt;&amp;2</text:span></text:span></text:p>
      <text:p text:style-name="Standard"><text:span text:style-name="Source_20_Text">stderr</text:span></text:p>
      <text:p text:style-name="Standard"><text:span text:style-name="Source_20_Text"><text:span text:style-name="T1">cat &gt; myscript.sh &lt;&lt;EOF</text:span></text:span></text:p>
      <text:p text:style-name="Standard"><text:span text:style-name="Source_20_Text"><text:span text:style-name="T1">#!/bin/sh</text:span></text:span></text:p>
      <text:p text:style-name="Standard"><text:span text:style-name="Source_20_Text"><text:span text:style-name="T1">echo stdout</text:span></text:span></text:p>
      <text:p text:style-name="Standard"><text:span text:style-name="Source_20_Text"><text:span text:style-name="T1">echo stderr&gt;&amp;2</text:span></text:span></text:p>
      <text:p text:style-name="Standard"><text:span text:style-name="Source_20_Text"><text:span text:style-name="T1">exit 0</text:span></text:span></text:p>
      <text:p text:style-name="Standard"><text:span text:style-name="Source_20_Text"><text:span text:style-name="T1">EOF</text:span></text:span></text:p>
      <text:p text:style-name="P1"><text:span text:style-name="Source_20_Text"><text:span text:style-name="T3">chmod +x myscript.sh</text:span></text:span></text:p>
      <text:p text:style-name="Standard"><text:span text:style-name="Source_20_Text">#!/bin/sh</text:span></text:p>
      <text:p text:style-name="Standard"><text:span text:style-name="Source_20_Text">echo stdout</text:span></text:p>
      <text:p text:style-name="Standard"><text:span text:style-name="Source_20_Text">echo stderr&gt;&amp;2</text:span></text:p>
      <text:p text:style-name="Standard"><text:span text:style-name="Source_20_Text">exit 0</text:span></text:p>
      <text:p text:style-name="Standard"><text:span text:style-name="Source_20_Text"><text:span text:style-name="T1">sh myscript.sh</text:span></text:span></text:p>
      <text:p text:style-name="Standard"><text:span text:style-name="Source_20_Text">stdout</text:span></text:p>
      <text:p text:style-name="Standard"><text:span text:style-name="Source_20_Text">stderr</text:span></text:p>
      <text:p text:style-name="Standard"><text:span text:style-name="Source_20_Text"><text:span text:style-name="T1">sh myscript.sh &gt; file1</text:span></text:span></text:p>
      <text:p text:style-name="Standard"><text:span text:style-name="Source_20_Text">stderr</text:span></text:p>
      <text:p text:style-name="Standard"><text:span text:style-name="Source_20_Text"><text:span text:style-name="T1">echo stderr </text:span></text:span><text:span text:style-name="Source_20_Text"><text:span text:style-name="T3">2</text:span></text:span><text:span text:style-name="Source_20_Text"><text:span text:style-name="T1">&gt; file3 </text:span></text:span><text:span text:style-name="Source_20_Text"><text:span text:style-name="T2">&amp;&amp;</text:span></text:span><text:span text:style-name="Source_20_Text"><text:span text:style-name="T1"> echo stderr </text:span></text:span><text:span text:style-name="Source_20_Text"><text:span text:style-name="T3">2</text:span></text:span><text:span text:style-name="Source_20_Text"><text:span text:style-name="T1">&gt; file2</text:span></text:span></text:p>
      <text:p text:style-name="Standard"><text:span text:style-name="Source_20_Text"><text:span text:style-name="T1">cat file3</text:span></text:span></text:p>
      <text:p text:style-name="Standard"><text:span text:style-name="Source_20_Text">stderr</text:span></text:p>
      <text:p text:style-name="Standard"><text:span text:style-name="Source_20_Text"><text:span text:style-name="T1">cat file2</text:span></text:span></text:p>
      <text:p text:style-name="Standard"><text:span text:style-name="Source_20_Text">stderr</text:span></text:p>
      <text:p text:style-name="Standard"><text:span text:style-name="Source_20_Text"><text:span text:style-name="T1">sh myscript.sh &gt; file3 </text:span></text:span><text:span text:style-name="Source_20_Text"><text:span text:style-name="T3">2</text:span></text:span><text:span text:style-name="Source_20_Text"><text:span text:style-name="T1">&gt; file3</text:span></text:span></text:p>
      <text:p text:style-name="Standard"><text:span text:style-name="Source_20_Text"><text:span text:style-name="T1">cat file3</text:span></text:span></text:p>
      <text:p text:style-name="Standard"><text:span text:style-name="Source_20_Text">stdout</text:span></text:p>
      <text:p text:style-name="Standard"><text:span text:style-name="Source_20_Text">stderr</text:span></text:p>
      <text:p text:style-name="Standard"><text:span text:style-name="Source_20_Text"><text:span text:style-name="T3">s</text:span></text:span><text:span text:style-name="Source_20_Text"><text:span text:style-name="T1">h myscript.sh &gt; file4 2&gt;&gt; file4</text:span></text:span></text:p>
      <text:p text:style-name="Standard"><text:span text:style-name="Source_20_Text"><text:span text:style-name="T1">cat file4</text:span></text:span></text:p>
      <text:p text:style-name="Standard"><text:span text:style-name="Source_20_Text">stdout</text:span></text:p>
      <text:p text:style-name="Standard"><text:soft-page-break/><text:span text:style-name="Source_20_Text">stderr </text:span></text:p>
      <text:p text:style-name="Standard"><text:span text:style-name="Source_20_Text"/></text:p>
      <text:p text:style-name="P1"><text:span text:style-name="T11">Задание 4</text:span></text:p>
      <text:p text:style-name="Standard"><text:span text:style-name="Source_20_Text"><text:span text:style-name="T1">sort -r /etc/group | tail -n 15 | head -n 3 | tail -n 1</text:span></text:span></text:p>
      <text:p text:style-name="Standard"><text:span text:style-name="Source_20_Text">dialout:x:20:</text:span></text:p>
      <text:p text:style-name="Standard"><text:span text:style-name="Source_20_Text"><text:span text:style-name="T1">sort -r /etc/group | tail -n 15 | head -n 6 | tail -n 1</text:span></text:span></text:p>
      <text:p text:style-name="Standard"><text:span text:style-name="Source_20_Text">colord:x:129:</text:span></text:p>
      <text:p text:style-name="Standard"><text:span text:style-name="Source_20_Text"/></text:p>
      <text:p text:style-name="P1"><text:span text:style-name="T11">Задание 5</text:span></text:p>
      <text:p text:style-name="Standard"><text:span text:style-name="Source_20_Text"><text:span text:style-name="T1">ls -l /dev | grep '^b' | wc -l</text:span></text:span></text:p>
      <text:p text:style-name="Standard"><text:span text:style-name="Source_20_Text">32</text:span></text:p>
      <text:p text:style-name="Standard"><text:span text:style-name="Source_20_Text"><text:span text:style-name="T1">ls -l /dev | grep '^с' | wc -l</text:span></text:span></text:p>
      <text:p text:style-name="Standard"><text:span text:style-name="Source_20_Text">0</text:span></text:p>
      <text:p text:style-name="Standard"><text:span text:style-name="Source_20_Text"/></text:p>
      <text:p text:style-name="P1"><text:span text:style-name="T11">Задание 6</text:span></text:p>
      <text:p text:style-name="Standard"><text:span text:style-name="Source_20_Text"><text:span text:style-name="T1">cat &gt; myscript2.sh &lt;&lt; EOF</text:span></text:span></text:p>
      <text:p text:style-name="Standard"><text:span text:style-name="Source_20_Text"><text:span text:style-name="T1">#!/bin/bash</text:span></text:span></text:p>
      <text:p text:style-name="Standard"><text:span text:style-name="Source_20_Text"><text:span text:style-name="T1">for i in "\$@"</text:span></text:span></text:p>
      <text:p text:style-name="Standard"><text:span text:style-name="Source_20_Text"><text:span text:style-name="T1">do</text:span></text:span></text:p>
      <text:p text:style-name="Standard"><text:span text:style-name="Source_20_Text"><text:span text:style-name="T1">echo "\$i"</text:span></text:span></text:p>
      <text:p text:style-name="Standard"><text:span text:style-name="Source_20_Text"><text:span text:style-name="T1">done</text:span></text:span></text:p>
      <text:p text:style-name="Standard"><text:span text:style-name="Source_20_Text"><text:span text:style-name="T1">exit 0</text:span></text:span></text:p>
      <text:p text:style-name="Standard"><text:span text:style-name="Source_20_Text"><text:span text:style-name="T1">EOF</text:span></text:span></text:p>
      <text:p text:style-name="P1"><text:span text:style-name="Source_20_Text"><text:span text:style-name="T3">chmod +x myscript2.sh</text:span></text:span></text:p>
      <text:p text:style-name="Standard"><text:span text:style-name="Source_20_Text"><text:span text:style-name="T1">./myscript2.sh 1 2 3</text:span></text:span></text:p>
      <text:p text:style-name="Standard"><text:span text:style-name="Source_20_Text">1</text:span></text:p>
      <text:p text:style-name="Standard"><text:span text:style-name="Source_20_Text">2</text:span></text:p>
      <text:p text:style-name="Standard"><text:span text:style-name="Source_20_Text">3</text:span></text:p>
      <text:p text:style-name="Standard"><text:span text:style-name="Source_20_Text"><text:span text:style-name="T1">sh myscript2.sh 1 2 3</text:span></text:span></text:p>
      <text:p text:style-name="Standard"><text:span text:style-name="Source_20_Text">1</text:span></text:p>
      <text:p text:style-name="Standard"><text:span text:style-name="Source_20_Text">2</text:span></text:p>
      <text:p text:style-name="Standard"><text:span text:style-name="Source_20_Text">3</text:span></text:p>
      <text:p text:style-name="Standard"><text:span text:style-name="Source_20_Text"/></text:p>
      <text:p text:style-name="P1"><text:span text:style-name="T11">Задание 7</text:span></text:p>
      <text:p text:style-name="P13">#!/bin/bash</text:p>
      <text:p text:style-name="P14">while [ true ]</text:p>
      <text:p text:style-name="P14"><text:tab/>do</text:p>
      <text:p text:style-name="P14"><text:tab/>echo "Enter a number:"</text:p>
      <text:p text:style-name="P14"><text:tab/>echo "1. Search for a file."</text:p>
      <text:p text:style-name="P14"><text:tab/>echo "2. Kill all bash processes of active person."</text:p>
      <text:p text:style-name="P14"><text:tab/>echo "3. Exit."</text:p>
      <text:p text:style-name="P14"><text:tab/>read number</text:p>
      <text:p text:style-name="P15"/>
      <text:p text:style-name="P14"><text:tab/>if [ $number -eq 1 ]</text:p>
      <text:p text:style-name="P14"><text:tab/>then</text:p>
      <text:p text:style-name="P14"><text:tab/><text:tab/>echo "Enter a folder name:"</text:p>
      <text:p text:style-name="P14"><text:tab/><text:tab/>read folder</text:p>
      <text:p text:style-name="P14"><text:tab/><text:tab/>echo "Enter a file name:"</text:p>
      <text:p text:style-name="P14"><text:tab/><text:tab/>read file</text:p>
      <text:p text:style-name="P14"><text:soft-page-break/><text:tab/><text:tab/>if [ -f $folder/$file ]</text:p>
      <text:p text:style-name="P14"><text:tab/><text:tab/>then</text:p>
      <text:p text:style-name="P14"><text:tab/><text:tab/><text:tab/>echo "File exists.\n"</text:p>
      <text:p text:style-name="P14"><text:tab/><text:tab/>else</text:p>
      <text:p text:style-name="P14"><text:tab/><text:tab/><text:tab/>echo "File does not exist.\n"</text:p>
      <text:p text:style-name="P14"><text:tab/><text:tab/>fi</text:p>
      <text:p text:style-name="P14"><text:tab/>elif [ $number -eq 2 ]</text:p>
      <text:p text:style-name="P14"><text:tab/>then</text:p>
      <text:p text:style-name="P14"><text:tab/><text:tab/>user=$(whoami)</text:p>
      <text:p text:style-name="P14"><text:tab/><text:tab/>ps -u $user | grep bash | awk '{print $1}' | xargs kill -9</text:p>
      <text:p text:style-name="P15"/>
      <text:p text:style-name="P14"><text:tab/>elif [ $number -eq 3 ]</text:p>
      <text:p text:style-name="P14"><text:tab/>then</text:p>
      <text:p text:style-name="P14"><text:tab/><text:tab/>break</text:p>
      <text:p text:style-name="P14"><text:tab/>else</text:p>
      <text:p text:style-name="P14"><text:tab/><text:tab/>echo "You entered a wrong number."</text:p>
      <text:p text:style-name="P14"><text:tab/>fi</text:p>
      <text:p text:style-name="P14">done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9:07:42.212025334</meta:creation-date>
    <dc:date>2022-10-06T20:40:14.364319268</dc:date>
    <meta:editing-duration>PT1H1M41S</meta:editing-duration>
    <meta:editing-cycles>1</meta:editing-cycles>
    <meta:document-statistic meta:table-count="0" meta:image-count="0" meta:object-count="0" meta:page-count="5" meta:paragraph-count="168" meta:word-count="651" meta:character-count="3738" meta:non-whitespace-character-count="3210"/>
    <meta:generator>LibreOffice/7.3.6.2$Linux_X86_64 LibreOffice_project/30$Build-2</meta:generator>
  </office:meta>
</office:document-meta>
</file>